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5.265cm"/>
    </style:style>
    <style:style style:name="co4" style:family="table-column">
      <style:table-column-properties fo:break-before="auto" style:column-width="4.286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" style:family="table-cell" style:parent-style-name="Default">
      <style:text-properties style:font-name="Arial" style:font-name-asian="Arial" style:font-name-complex="DejaVu Sans"/>
    </style:style>
    <style:style style:name="ce5" style:family="table-cell" style:parent-style-name="Default">
      <style:text-properties fo:color="#ff0000" style:font-name="Arial" style:font-name-asian="Arial" style:font-name-complex="DejaVu Sans"/>
    </style:style>
    <style:style style:name="T1" style:family="text">
      <style:text-properties fo:color="#ff0000"/>
    </style:style>
    <style:style style:name="T2" style:family="text">
      <style:text-properties style:font-name-asian="Arial" style:font-name-complex="DejaVu Sans"/>
    </style:style>
    <style:style style:name="T3" style:family="text">
      <style:text-properties fo:color="#ff0000" style:font-name-asian="Arial" style:font-name-complex="DejaVu Sans"/>
    </style:style>
    <style:style style:name="T4" style:family="text">
      <style:text-properties fo:color="#000000"/>
    </style:style>
    <style:style style:name="T5" style:family="text">
      <style:text-properties fo:color="#000000" style:font-name-asian="Arial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office:value-type="string">
            <text:p>Test Case Expression</text:p>
          </table:table-cell>
          <table:table-cell office:value-type="string">
            <text:p>Expected Output</text:p>
          </table:table-cell>
          <table:table-cell table:style-name="ce1" office:value-type="string">
            <text:p>Actual Output</text:p>
          </table:table-cell>
          <table:table-cell table:style-name="ce1" office:value-type="string">
            <text:p>Status (Passed/Failed)</text:p>
          </table:table-cell>
          <table:table-cell table:number-columns-repeated="252"/>
        </table:table-row>
        <table:table-row table:style-name="ro2">
          <table:table-cell office:value-type="string">
            <text:p>2+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14-15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*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16/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+2+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+2*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+2/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+2-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+2^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+3%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*4+3*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*4/(2+2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(2+2*2)*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(2+2*2)^2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3*2^3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4*5%9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4/2^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4/4%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(2^(2+2)*3)/1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office:value-type="string">
            <text:p>2*8*</text:p>
          </table:table-cell>
          <table:table-cell table:style-name="ce2" office:value-type="string">
            <text:p>2*8*</text:p>
          </table:table-cell>
          <table:table-cell table:style-name="ce5" office:value-type="string">
            <text:p>2*8*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3">
          <table:table-cell office:value-type="string">
            <text:p>3+5*2**</text:p>
          </table:table-cell>
          <table:table-cell office:value-type="string">
            <text:p/>
            <text:p>3+5<text:span text:style-name="T1">*2**</text:span></text:p>
          </table:table-cell>
          <table:table-cell office:value-type="string">
            <text:p>3+5<text:span text:style-name="T4">*2</text:span><text:span text:style-name="T1">**</text:span></text:p>
          </table:table-cell>
          <table:table-cell office:value-type="string">
            <text:p>N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75*3*//</text:p>
          </table:table-cell>
          <table:table-cell table:style-name="ce3" office:value-type="string">
            <text:p><text:span text:style-name="T2">75*3*</text:span><text:span text:style-name="T3">//</text:span></text:p>
          </table:table-cell>
          <table:table-cell table:style-name="ce4" office:value-type="string">
            <text:p><text:span text:style-name="T5">75*3*</text:span><text:span text:style-name="T3">//</text:span>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75*3*//2*6</text:p>
          </table:table-cell>
          <table:table-cell table:style-name="Default" office:value-type="string">
            <text:p>75*3*<text:span text:style-name="T1">//2*6</text:span></text:p>
          </table:table-cell>
          <table:table-cell table:style-name="ce4" office:value-type="string">
            <text:p><text:span text:style-name="T2">75*3*</text:span><text:span text:style-name="T3">//2*6</text:span>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4">
          <table:table-cell table:style-name="Default" office:value-type="string">
            <text:p>((2*3+2)-6</text:p>
          </table:table-cell>
          <table:table-cell table:style-name="Default" office:value-type="string">
            <text:p>Incomplete Expression</text:p>
          </table:table-cell>
          <table:table-cell table:style-name="ce4" office:value-type="string">
            <text:p>Incomplete Expression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2*3+2)</text:p>
          </table:table-cell>
          <table:table-cell table:style-name="ce4" office:value-type="string">
            <text:p><text:span text:style-name="T2">2*3+2</text:span><text:span text:style-name="T3">)</text:span></text:p>
          </table:table-cell>
          <table:table-cell table:style-name="ce4" office:value-type="string">
            <text:p><text:span text:style-name="T2">2*3+2</text:span><text:span text:style-name="T3">)</text:span>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4">
          <table:table-cell table:style-name="Default" office:value-type="string">
            <text:p>3/0</text:p>
          </table:table-cell>
          <table:table-cell table:style-name="Default"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4">
          <table:table-cell table:style-name="Default" office:value-type="string">
            <text:p>4%0</text:p>
          </table:table-cell>
          <table:table-cell table:style-name="Default"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4">
          <table:table-cell table:style-name="Default" office:value-type="string">
            <text:p>4/(2*2-4)</text:p>
          </table:table-cell>
          <table:table-cell table:style-name="Default"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4">
          <table:table-cell table:style-name="Default" office:value-type="string">
            <text:p>3+5+2*5+2+5</text:p>
          </table:table-cell>
          <table:table-cell table:style-name="Default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string">
            <text:p>Y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3+5+2*5+2+5*2**</text:p>
          </table:table-cell>
          <table:table-cell table:style-name="ce4" office:value-type="string">
            <text:p>3+5+2*5+2+5*2<text:span text:style-name="T1">**</text:span></text:p>
          </table:table-cell>
          <table:table-cell table:style-name="ce4" office:value-type="string">
            <text:p><text:span text:style-name="T2">3+5+2</text:span><text:span text:style-name="T3">*5+2+5*2**</text:span></text:p>
          </table:table-cell>
          <table:table-cell office:value-type="string">
            <text:p>N</text:p>
          </table:table-cell>
          <table:table-cell table:number-columns-repeated="2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2"/>
    <style:style style:name="Currency_20__5b_0_5d_" style:display-name="Currency [0]" style:family="table-cell" style:parent-style-name="Default" style:data-style-name="N116"/>
    <style:style style:name="Comma" style:family="table-cell" style:parent-style-name="Default" style:data-style-name="N119"/>
    <style:style style:name="Comma_20__5b_0_5d_" style:display-name="Comma [0]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 style:data-style-name="N2" text:time-value="0000-00-00T11:43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1T12:13:44</dc:date>
    <dc:creator>Dharmeet Singh</dc:creator>
    <meta:editing-duration>P0D</meta:editing-duration>
    <meta:editing-cycles>2</meta:editing-cycles>
    <meta:generator>LibreOffice/3.6$Linux_x86 LibreOffice_project/360m1$Build-2</meta:generator>
    <meta:document-statistic meta:table-count="1" meta:cell-count="124" meta:object-count="0"/>
  </office:meta>
</office:document-meta>
</file>